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1.4646in"/>
    </style:style>
    <style:style style:name="co5" style:family="table-column">
      <style:table-column-properties fo:break-before="auto" style:column-width="1.27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9118in"/>
    </style:style>
    <style:style style:name="co9" style:family="table-column">
      <style:table-column-properties fo:break-before="auto" style:column-width="0.857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0.639in" fo:break-before="auto" style:use-optimal-row-height="false"/>
    </style:style>
    <style:style style:name="ta1" style:family="table" style:master-page-name="PageStyle_5f_kama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120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7" style:family="table-cell" style:parent-style-name="Default" style:data-style-name="N10120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8" style:family="table-cell" style:parent-style-name="Default" style:data-style-name="N10120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9" style:family="table-cell" style:parent-style-name="Default" style:data-style-name="N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10" style:family="table-cell" style:parent-style-name="Default" style:data-style-name="N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11" style:family="table-cell" style:parent-style-name="Default" style:data-style-name="N2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2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47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19" style:family="table-cell" style:parent-style-name="Default" style:data-style-name="N147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20" style:family="table-cell" style:parent-style-name="Default" style:data-style-name="N14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47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23" style:family="table-cell" style:parent-style-name="Default" style:data-style-name="N14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48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border="none" fo:padding="0.028in" style:rotation-align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kam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4"/>
          <table:table-cell table:style-name="ce4" office:value-type="string" calcext:value-type="string">
            <text:p>QQQ</text:p>
          </table:table-cell>
          <table:table-cell table:style-name="ce12" office:value-type="string" calcext:value-type="string">
            <text:p>10-day Price Direction</text:p>
          </table:table-cell>
          <table:table-cell table:style-name="ce12" office:value-type="string" calcext:value-type="string">
            <text:p>Periodic <text:s/>Volatiity </text:p>
          </table:table-cell>
          <table:table-cell table:style-name="ce12" office:value-type="string" calcext:value-type="string">
            <text:p>Efficiency Ratio</text:p>
          </table:table-cell>
          <table:table-cell table:style-name="ce12" office:value-type="string" calcext:value-type="string">
            <text:p>Fastest EMA Smoothing Constant</text:p>
          </table:table-cell>
          <table:table-cell table:style-name="ce12" office:value-type="string" calcext:value-type="string">
            <text:p>Slowest EMA Smoothing Constant</text:p>
          </table:table-cell>
          <table:table-cell table:style-name="ce12" office:value-type="string" calcext:value-type="string">
            <text:p>Smoothing Constant</text:p>
          </table:table-cell>
          <table:table-cell table:style-name="ce25"/>
          <table:table-cell table:style-name="ce27"/>
          <table:table-cell table:style-name="ce2" table:number-columns-repeated="1012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rice</text:p>
          </table:table-cell>
          <table:table-cell table:style-name="ce13" office:value-type="string" calcext:value-type="string">
            <text:p>ABS (Close - Close 10 periods ago)</text:p>
          </table:table-cell>
          <table:table-cell table:style-name="ce5" office:value-type="string" calcext:value-type="string">
            <text:p>ABS (Close - Prior Close)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2/(fastest + 1)</text:p>
          </table:table-cell>
          <table:table-cell table:style-name="ce5" office:value-type="string" calcext:value-type="string">
            <text:p>2/(slowest + 1)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KAMA</text:p>
          </table:table-cell>
          <table:table-cell table:style-name="ce28" office:value-type="string" calcext:value-type="string">
            <text:p>Volatilit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5-05-28" calcext:value-type="date">
            <text:p>5/28/2015</text:p>
          </table:table-cell>
          <table:table-cell table:style-name="ce9" office:value-type="float" office:value="110.46" calcext:value-type="float">
            <text:p>110.46</text:p>
          </table:table-cell>
          <table:table-cell table:style-name="ce14" table:number-columns-repeated="2"/>
          <table:table-cell table:style-name="ce18"/>
          <table:table-cell table:style-name="ce22" table:number-columns-repeated="2"/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5-29" calcext:value-type="date">
            <text:p>5/29/2015</text:p>
          </table:table-cell>
          <table:table-cell table:style-name="ce10" office:value-type="float" office:value="109.8" calcext:value-type="float">
            <text:p>109.80</text:p>
          </table:table-cell>
          <table:table-cell table:style-name="ce15"/>
          <table:table-cell table:style-name="ce16" table:formula="of:=ABS([.D5]-[.D4])" office:value-type="float" office:value="0.659999999999997" calcext:value-type="float">
            <text:p>0.66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1" calcext:value-type="date">
            <text:p>6/1/2015</text:p>
          </table:table-cell>
          <table:table-cell table:style-name="ce10" office:value-type="float" office:value="110.17" calcext:value-type="float">
            <text:p>110.17</text:p>
          </table:table-cell>
          <table:table-cell table:style-name="ce15"/>
          <table:table-cell table:style-name="ce16" table:formula="of:=ABS([.D6]-[.D5])" office:value-type="float" office:value="0.370000000000005" calcext:value-type="float">
            <text:p>0.37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2" calcext:value-type="date">
            <text:p>6/2/2015</text:p>
          </table:table-cell>
          <table:table-cell table:style-name="ce10" office:value-type="float" office:value="109.82" calcext:value-type="float">
            <text:p>109.82</text:p>
          </table:table-cell>
          <table:table-cell table:style-name="ce15"/>
          <table:table-cell table:style-name="ce16" table:formula="of:=ABS([.D7]-[.D6])" office:value-type="float" office:value="0.350000000000009" calcext:value-type="float">
            <text:p>0.35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3" calcext:value-type="date">
            <text:p>6/3/2015</text:p>
          </table:table-cell>
          <table:table-cell table:style-name="ce10" office:value-type="float" office:value="110.15" calcext:value-type="float">
            <text:p>110.15</text:p>
          </table:table-cell>
          <table:table-cell table:style-name="ce15"/>
          <table:table-cell table:style-name="ce16" table:formula="of:=ABS([.D8]-[.D7])" office:value-type="float" office:value="0.330000000000012" calcext:value-type="float">
            <text:p>0.33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4" calcext:value-type="date">
            <text:p>6/4/2015</text:p>
          </table:table-cell>
          <table:table-cell table:style-name="ce10" office:value-type="float" office:value="109.31" calcext:value-type="float">
            <text:p>109.31</text:p>
          </table:table-cell>
          <table:table-cell table:style-name="ce15"/>
          <table:table-cell table:style-name="ce16" table:formula="of:=ABS([.D9]-[.D8])" office:value-type="float" office:value="0.840000000000003" calcext:value-type="float">
            <text:p>0.84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5" calcext:value-type="date">
            <text:p>6/5/2015</text:p>
          </table:table-cell>
          <table:table-cell table:style-name="ce10" office:value-type="float" office:value="109.05" calcext:value-type="float">
            <text:p>109.05</text:p>
          </table:table-cell>
          <table:table-cell table:style-name="ce15"/>
          <table:table-cell table:style-name="ce16" table:formula="of:=ABS([.D10]-[.D9])" office:value-type="float" office:value="0.260000000000005" calcext:value-type="float">
            <text:p>0.26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8" calcext:value-type="date">
            <text:p>6/8/2015</text:p>
          </table:table-cell>
          <table:table-cell table:style-name="ce10" office:value-type="float" office:value="107.94" calcext:value-type="float">
            <text:p>107.94</text:p>
          </table:table-cell>
          <table:table-cell table:style-name="ce15"/>
          <table:table-cell table:style-name="ce16" table:formula="of:=ABS([.D11]-[.D10])" office:value-type="float" office:value="1.11" calcext:value-type="float">
            <text:p>1.11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9" calcext:value-type="date">
            <text:p>6/9/2015</text:p>
          </table:table-cell>
          <table:table-cell table:style-name="ce10" office:value-type="float" office:value="107.76" calcext:value-type="float">
            <text:p>107.76</text:p>
          </table:table-cell>
          <table:table-cell table:style-name="ce15"/>
          <table:table-cell table:style-name="ce16" table:formula="of:=ABS([.D12]-[.D11])" office:value-type="float" office:value="0.179999999999993" calcext:value-type="float">
            <text:p>0.18</text:p>
          </table:table-cell>
          <table:table-cell table:style-name="ce20"/>
          <table:table-cell table:style-name="ce16" table:number-columns-repeated="2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0" calcext:value-type="date">
            <text:p>6/10/2015</text:p>
          </table:table-cell>
          <table:table-cell table:style-name="ce10" office:value-type="float" office:value="109.24" calcext:value-type="float">
            <text:p>109.24</text:p>
          </table:table-cell>
          <table:table-cell table:style-name="ce15"/>
          <table:table-cell table:style-name="ce16" table:formula="of:=ABS([.D13]-[.D12])" office:value-type="float" office:value="1.47999999999999" calcext:value-type="float">
            <text:p>1.48</text:p>
          </table:table-cell>
          <table:table-cell table:style-name="ce20"/>
          <table:table-cell table:style-name="ce16" table:number-columns-repeated="2"/>
          <table:table-cell table:style-name="ce20"/>
          <table:table-cell table:style-name="ce16" table:formula="of:=[.D13]" office:value-type="float" office:value="109.24" calcext:value-type="float">
            <text:p>109.2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1" calcext:value-type="date">
            <text:p>6/11/2015</text:p>
          </table:table-cell>
          <table:table-cell table:style-name="ce10" office:value-type="float" office:value="109.4" calcext:value-type="float">
            <text:p>109.40</text:p>
          </table:table-cell>
          <table:table-cell table:style-name="ce16" table:formula="of:=ABS([.D14]-[.D4])" office:value-type="float" office:value="1.05999999999999" calcext:value-type="float">
            <text:p>1.06</text:p>
          </table:table-cell>
          <table:table-cell table:style-name="ce16" table:formula="of:=ABS([.D14]-[.D13])" office:value-type="float" office:value="0.160000000000011" calcext:value-type="float">
            <text:p>0.16</text:p>
          </table:table-cell>
          <table:table-cell table:style-name="ce20" table:formula="of:=[.E14]/SUM([.F5:.F14])" office:value-type="float" office:value="0.184668989547036" calcext:value-type="float">
            <text:p>0.184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4]*([.I14]-[.H14])+[.H14];2)" office:value-type="float" office:value="0.0308756418697908" calcext:value-type="float">
            <text:p>0.0309</text:p>
          </table:table-cell>
          <table:table-cell table:style-name="ce16" table:formula="of:=[.K13]+[.J14]*([.D14]-[.K13])" office:value-type="float" office:value="109.244940102699" calcext:value-type="float">
            <text:p>109.24</text:p>
          </table:table-cell>
          <table:table-cell table:formula="of:=SUM([.F5:.F14])" office:value-type="float" office:value="5.74000000000002" calcext:value-type="float">
            <text:p>5.7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2" calcext:value-type="date">
            <text:p>6/12/2015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6" table:formula="of:=ABS([.D15]-[.D5])" office:value-type="float" office:value="1.3" calcext:value-type="float">
            <text:p>1.30</text:p>
          </table:table-cell>
          <table:table-cell table:style-name="ce16" table:formula="of:=ABS([.D15]-[.D14])" office:value-type="float" office:value="0.900000000000006" calcext:value-type="float">
            <text:p>0.90</text:p>
          </table:table-cell>
          <table:table-cell table:style-name="ce20" table:formula="of:=[.E15]/SUM([.F6:.F15])" office:value-type="float" office:value="0.217391304347824" calcext:value-type="float">
            <text:p>0.217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5]*([.I15]-[.H15])+[.H15];2)" office:value-type="float" office:value="0.0381883588058626" calcext:value-type="float">
            <text:p>0.0382</text:p>
          </table:table-cell>
          <table:table-cell table:style-name="ce16" table:formula="of:=[.K14]+[.J15]*([.D15]-[.K14])" office:value-type="float" office:value="109.216492062768" calcext:value-type="float">
            <text:p>109.22</text:p>
          </table:table-cell>
          <table:table-cell table:formula="of:=SUM([.F6:.F15])" office:value-type="float" office:value="5.98000000000003" calcext:value-type="float">
            <text:p>5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5" calcext:value-type="date">
            <text:p>6/15/2015</text:p>
          </table:table-cell>
          <table:table-cell table:style-name="ce10" office:value-type="float" office:value="107.96" calcext:value-type="float">
            <text:p>107.96</text:p>
          </table:table-cell>
          <table:table-cell table:style-name="ce16" table:formula="of:=ABS([.D16]-[.D6])" office:value-type="float" office:value="2.21000000000001" calcext:value-type="float">
            <text:p>2.21</text:p>
          </table:table-cell>
          <table:table-cell table:style-name="ce16" table:formula="of:=ABS([.D16]-[.D15])" office:value-type="float" office:value="0.540000000000006" calcext:value-type="float">
            <text:p>0.54</text:p>
          </table:table-cell>
          <table:table-cell table:style-name="ce20" table:formula="of:=[.E16]/SUM([.F7:.F16])" office:value-type="float" office:value="0.359349593495934" calcext:value-type="float">
            <text:p>0.359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6]*([.I16]-[.H16])+[.H16];2)" office:value-type="float" office:value="0.0789040684002036" calcext:value-type="float">
            <text:p>0.0789</text:p>
          </table:table-cell>
          <table:table-cell table:style-name="ce16" table:formula="of:=[.K15]+[.J16]*([.D16]-[.K15])" office:value-type="float" office:value="109.117349727103" calcext:value-type="float">
            <text:p>109.12</text:p>
          </table:table-cell>
          <table:table-cell table:formula="of:=SUM([.F7:.F16])" office:value-type="float" office:value="6.15000000000004" calcext:value-type="float">
            <text:p>6.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6" calcext:value-type="date">
            <text:p>6/16/2015</text:p>
          </table:table-cell>
          <table:table-cell table:style-name="ce10" office:value-type="float" office:value="108.55" calcext:value-type="float">
            <text:p>108.55</text:p>
          </table:table-cell>
          <table:table-cell table:style-name="ce16" table:formula="of:=ABS([.D17]-[.D7])" office:value-type="float" office:value="1.27" calcext:value-type="float">
            <text:p>1.27</text:p>
          </table:table-cell>
          <table:table-cell table:style-name="ce16" table:formula="of:=ABS([.D17]-[.D16])" office:value-type="float" office:value="0.590000000000003" calcext:value-type="float">
            <text:p>0.59</text:p>
          </table:table-cell>
          <table:table-cell table:style-name="ce20" table:formula="of:=[.E17]/SUM([.F8:.F17])" office:value-type="float" office:value="0.198748043818465" calcext:value-type="float">
            <text:p>0.19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7]*([.I17]-[.H17])+[.H17];2)" office:value-type="float" office:value="0.033926829339849" calcext:value-type="float">
            <text:p>0.0339</text:p>
          </table:table-cell>
          <table:table-cell table:style-name="ce16" table:formula="of:=[.K16]+[.J17]*([.D17]-[.K16])" office:value-type="float" office:value="109.098101349736" calcext:value-type="float">
            <text:p>109.10</text:p>
          </table:table-cell>
          <table:table-cell table:formula="of:=SUM([.F8:.F17])" office:value-type="float" office:value="6.39000000000003" calcext:value-type="float">
            <text:p>6.3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7" calcext:value-type="date">
            <text:p>6/17/2015</text:p>
          </table:table-cell>
          <table:table-cell table:style-name="ce10" office:value-type="float" office:value="108.85" calcext:value-type="float">
            <text:p>108.85</text:p>
          </table:table-cell>
          <table:table-cell table:style-name="ce16" table:formula="of:=ABS([.D18]-[.D8])" office:value-type="float" office:value="1.30000000000001" calcext:value-type="float">
            <text:p>1.30</text:p>
          </table:table-cell>
          <table:table-cell table:style-name="ce16" table:formula="of:=ABS([.D18]-[.D17])" office:value-type="float" office:value="0.299999999999997" calcext:value-type="float">
            <text:p>0.30</text:p>
          </table:table-cell>
          <table:table-cell table:style-name="ce20" table:formula="of:=[.E18]/SUM([.F9:.F18])" office:value-type="float" office:value="0.204402515723272" calcext:value-type="float">
            <text:p>0.204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8]*([.I18]-[.H18])+[.H18];2)" office:value-type="float" office:value="0.0351927146138363" calcext:value-type="float">
            <text:p>0.0352</text:p>
          </table:table-cell>
          <table:table-cell table:style-name="ce16" table:formula="of:=[.K17]+[.J18]*([.D18]-[.K17])" office:value-type="float" office:value="109.089369989739" calcext:value-type="float">
            <text:p>109.09</text:p>
          </table:table-cell>
          <table:table-cell table:formula="of:=SUM([.F9:.F18])" office:value-type="float" office:value="6.36000000000001" calcext:value-type="float">
            <text:p>6.3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8" calcext:value-type="date">
            <text:p>6/18/2015</text:p>
          </table:table-cell>
          <table:table-cell table:style-name="ce10" office:value-type="float" office:value="110.44" calcext:value-type="float">
            <text:p>110.44</text:p>
          </table:table-cell>
          <table:table-cell table:style-name="ce16" table:formula="of:=ABS([.D19]-[.D9])" office:value-type="float" office:value="1.13" calcext:value-type="float">
            <text:p>1.13</text:p>
          </table:table-cell>
          <table:table-cell table:style-name="ce16" table:formula="of:=ABS([.D19]-[.D18])" office:value-type="float" office:value="1.59" calcext:value-type="float">
            <text:p>1.59</text:p>
          </table:table-cell>
          <table:table-cell table:style-name="ce20" table:formula="of:=[.E19]/SUM([.F10:.F19])" office:value-type="float" office:value="0.158931082981715" calcext:value-type="float">
            <text:p>0.158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9]*([.I19]-[.H19])+[.H19];2)" office:value-type="float" office:value="0.0256693480517594" calcext:value-type="float">
            <text:p>0.0257</text:p>
          </table:table-cell>
          <table:table-cell table:style-name="ce16" table:formula="of:=[.K18]+[.J19]*([.D19]-[.K18])" office:value-type="float" office:value="109.124039781562" calcext:value-type="float">
            <text:p>109.12</text:p>
          </table:table-cell>
          <table:table-cell table:formula="of:=SUM([.F10:.F19])" office:value-type="float" office:value="7.11000000000001" calcext:value-type="float">
            <text:p>7.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19" calcext:value-type="date">
            <text:p>6/19/2015</text:p>
          </table:table-cell>
          <table:table-cell table:style-name="ce10" office:value-type="float" office:value="109.89" calcext:value-type="float">
            <text:p>109.89</text:p>
          </table:table-cell>
          <table:table-cell table:style-name="ce16" table:formula="of:=ABS([.D20]-[.D10])" office:value-type="float" office:value="0.840000000000003" calcext:value-type="float">
            <text:p>0.84</text:p>
          </table:table-cell>
          <table:table-cell table:style-name="ce16" table:formula="of:=ABS([.D20]-[.D19])" office:value-type="float" office:value="0.549999999999997" calcext:value-type="float">
            <text:p>0.55</text:p>
          </table:table-cell>
          <table:table-cell table:style-name="ce20" table:formula="of:=[.E20]/SUM([.F11:.F20])" office:value-type="float" office:value="0.113513513513514" calcext:value-type="float">
            <text:p>0.113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0]*([.I20]-[.H20])+[.H20];2)" office:value-type="float" office:value="0.017653999022506" calcext:value-type="float">
            <text:p>0.0177</text:p>
          </table:table-cell>
          <table:table-cell table:style-name="ce16" table:formula="of:=[.K19]+[.J20]*([.D20]-[.K19])" office:value-type="float" office:value="109.13756204251" calcext:value-type="float">
            <text:p>109.14</text:p>
          </table:table-cell>
          <table:table-cell table:formula="of:=SUM([.F11:.F20])"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2" calcext:value-type="date">
            <text:p>6/22/2015</text:p>
          </table:table-cell>
          <table:table-cell table:style-name="ce10" office:value-type="float" office:value="110.7" calcext:value-type="float">
            <text:p>110.70</text:p>
          </table:table-cell>
          <table:table-cell table:style-name="ce16" table:formula="of:=ABS([.D21]-[.D11])" office:value-type="float" office:value="2.76000000000001" calcext:value-type="float">
            <text:p>2.76</text:p>
          </table:table-cell>
          <table:table-cell table:style-name="ce16" table:formula="of:=ABS([.D21]-[.D20])" office:value-type="float" office:value="0.810000000000002" calcext:value-type="float">
            <text:p>0.81</text:p>
          </table:table-cell>
          <table:table-cell table:style-name="ce20" table:formula="of:=[.E21]/SUM([.F12:.F21])" office:value-type="float" office:value="0.388732394366197" calcext:value-type="float">
            <text:p>0.38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1]*([.I21]-[.H21])+[.H21];2)" office:value-type="float" office:value="0.0891569133108511" calcext:value-type="float">
            <text:p>0.0892</text:p>
          </table:table-cell>
          <table:table-cell table:style-name="ce16" table:formula="of:=[.K20]+[.J21]*([.D21]-[.K20])" office:value-type="float" office:value="109.276864188039" calcext:value-type="float">
            <text:p>109.28</text:p>
          </table:table-cell>
          <table:table-cell table:formula="of:=SUM([.F12:.F21])" office:value-type="float" office:value="7.10000000000001" calcext:value-type="float">
            <text:p>7.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3" calcext:value-type="date">
            <text:p>6/23/2015</text:p>
          </table:table-cell>
          <table:table-cell table:style-name="ce10" office:value-type="float" office:value="110.79" calcext:value-type="float">
            <text:p>110.79</text:p>
          </table:table-cell>
          <table:table-cell table:style-name="ce16" table:formula="of:=ABS([.D22]-[.D12])" office:value-type="float" office:value="3.03" calcext:value-type="float">
            <text:p>3.03</text:p>
          </table:table-cell>
          <table:table-cell table:style-name="ce16" table:formula="of:=ABS([.D22]-[.D21])" office:value-type="float" office:value="0.0900000000000034" calcext:value-type="float">
            <text:p>0.09</text:p>
          </table:table-cell>
          <table:table-cell table:style-name="ce20" table:formula="of:=[.E22]/SUM([.F13:.F22])" office:value-type="float" office:value="0.432239657631953" calcext:value-type="float">
            <text:p>0.4322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2]*([.I22]-[.H22])+[.H22];2)" office:value-type="float" office:value="0.105488200642813" calcext:value-type="float">
            <text:p>0.1055</text:p>
          </table:table-cell>
          <table:table-cell table:style-name="ce16" table:formula="of:=[.K21]+[.J22]*([.D22]-[.K21])" office:value-type="float" office:value="109.436482162171" calcext:value-type="float">
            <text:p>109.44</text:p>
          </table:table-cell>
          <table:table-cell table:formula="of:=SUM([.F13:.F22])" office:value-type="float" office:value="7.01000000000002" calcext:value-type="float">
            <text:p>7.0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4" calcext:value-type="date">
            <text:p>6/24/2015</text:p>
          </table:table-cell>
          <table:table-cell table:style-name="ce10" office:value-type="float" office:value="110.22" calcext:value-type="float">
            <text:p>110.22</text:p>
          </table:table-cell>
          <table:table-cell table:style-name="ce16" table:formula="of:=ABS([.D23]-[.D13])" office:value-type="float" office:value="0.980000000000004" calcext:value-type="float">
            <text:p>0.98</text:p>
          </table:table-cell>
          <table:table-cell table:style-name="ce16" table:formula="of:=ABS([.D23]-[.D22])" office:value-type="float" office:value="0.570000000000007" calcext:value-type="float">
            <text:p>0.57</text:p>
          </table:table-cell>
          <table:table-cell table:style-name="ce20" table:formula="of:=[.E23]/SUM([.F14:.F23])" office:value-type="float" office:value="0.160655737704918" calcext:value-type="float">
            <text:p>0.160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3]*([.I23]-[.H23])+[.H23];2)" office:value-type="float" office:value="0.0260031969122511" calcext:value-type="float">
            <text:p>0.0260</text:p>
          </table:table-cell>
          <table:table-cell table:style-name="ce16" table:formula="of:=[.K22]+[.J23]*([.D23]-[.K22])" office:value-type="float" office:value="109.456856130792" calcext:value-type="float">
            <text:p>109.46</text:p>
          </table:table-cell>
          <table:table-cell table:formula="of:=SUM([.F14:.F23])" office:value-type="float" office:value="6.10000000000003" calcext:value-type="float">
            <text:p>6.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5" calcext:value-type="date">
            <text:p>6/25/2015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6" table:formula="of:=ABS([.D24]-[.D14])" office:value-type="float" office:value="0.599999999999994" calcext:value-type="float">
            <text:p>0.60</text:p>
          </table:table-cell>
          <table:table-cell table:style-name="ce16" table:formula="of:=ABS([.D24]-[.D23])" office:value-type="float" office:value="0.219999999999999" calcext:value-type="float">
            <text:p>0.22</text:p>
          </table:table-cell>
          <table:table-cell table:style-name="ce20" table:formula="of:=[.E24]/SUM([.F15:.F24])" office:value-type="float" office:value="0.0974025974025961" calcext:value-type="float">
            <text:p>0.097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4]*([.I24]-[.H24])+[.H24];2)" office:value-type="float" office:value="0.0151701481755401" calcext:value-type="float">
            <text:p>0.0152</text:p>
          </table:table-cell>
          <table:table-cell table:style-name="ce16" table:formula="of:=[.K23]+[.J24]*([.D24]-[.K23])" office:value-type="float" office:value="109.465095703769" calcext:value-type="float">
            <text:p>109.47</text:p>
          </table:table-cell>
          <table:table-cell table:formula="of:=SUM([.F15:.F24])" office:value-type="float" office:value="6.16000000000002" calcext:value-type="float">
            <text:p>6.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6" calcext:value-type="date">
            <text:p>6/26/2015</text:p>
          </table:table-cell>
          <table:table-cell table:style-name="ce10" office:value-type="float" office:value="109.27" calcext:value-type="float">
            <text:p>109.27</text:p>
          </table:table-cell>
          <table:table-cell table:style-name="ce16" table:formula="of:=ABS([.D25]-[.D15])" office:value-type="float" office:value="0.769999999999996" calcext:value-type="float">
            <text:p>0.77</text:p>
          </table:table-cell>
          <table:table-cell table:style-name="ce16" table:formula="of:=ABS([.D25]-[.D24])" office:value-type="float" office:value="0.730000000000004" calcext:value-type="float">
            <text:p>0.73</text:p>
          </table:table-cell>
          <table:table-cell table:style-name="ce20" table:formula="of:=[.E25]/SUM([.F16:.F25])" office:value-type="float" office:value="0.12854757929883" calcext:value-type="float">
            <text:p>0.128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5]*([.I25]-[.H25])+[.H25];2)" office:value-type="float" office:value="0.0201416051588749" calcext:value-type="float">
            <text:p>0.0201</text:p>
          </table:table-cell>
          <table:table-cell table:style-name="ce16" table:formula="of:=[.K24]+[.J25]*([.D25]-[.K24])" office:value-type="float" office:value="109.461166163135" calcext:value-type="float">
            <text:p>109.46</text:p>
          </table:table-cell>
          <table:table-cell table:formula="of:=SUM([.F16:.F25])" office:value-type="float" office:value="5.99000000000002" calcext:value-type="float">
            <text:p>5.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29" calcext:value-type="date">
            <text:p>6/29/2015</text:p>
          </table:table-cell>
          <table:table-cell table:style-name="ce10" office:value-type="float" office:value="106.69" calcext:value-type="float">
            <text:p>106.69</text:p>
          </table:table-cell>
          <table:table-cell table:style-name="ce16" table:formula="of:=ABS([.D26]-[.D16])" office:value-type="float" office:value="1.27" calcext:value-type="float">
            <text:p>1.27</text:p>
          </table:table-cell>
          <table:table-cell table:style-name="ce16" table:formula="of:=ABS([.D26]-[.D25])" office:value-type="float" office:value="2.58" calcext:value-type="float">
            <text:p>2.58</text:p>
          </table:table-cell>
          <table:table-cell table:style-name="ce20" table:formula="of:=[.E26]/SUM([.F17:.F26])" office:value-type="float" office:value="0.158156911581568" calcext:value-type="float">
            <text:p>0.1582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6]*([.I26]-[.H26])+[.H26];2)" office:value-type="float" office:value="0.0255201897799159" calcext:value-type="float">
            <text:p>0.0255</text:p>
          </table:table-cell>
          <table:table-cell table:style-name="ce16" table:formula="of:=[.K25]+[.J26]*([.D26]-[.K25])" office:value-type="float" office:value="109.390445476741" calcext:value-type="float">
            <text:p>109.39</text:p>
          </table:table-cell>
          <table:table-cell table:formula="of:=SUM([.F17:.F26])" office:value-type="float" office:value="8.03000000000001" calcext:value-type="float">
            <text:p>8.0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6-30" calcext:value-type="date">
            <text:p>6/30/2015</text:p>
          </table:table-cell>
          <table:table-cell table:style-name="ce10" office:value-type="float" office:value="107.07" calcext:value-type="float">
            <text:p>107.07</text:p>
          </table:table-cell>
          <table:table-cell table:style-name="ce16" table:formula="of:=ABS([.D27]-[.D17])" office:value-type="float" office:value="1.48" calcext:value-type="float">
            <text:p>1.48</text:p>
          </table:table-cell>
          <table:table-cell table:style-name="ce16" table:formula="of:=ABS([.D27]-[.D26])" office:value-type="float" office:value="0.379999999999995" calcext:value-type="float">
            <text:p>0.38</text:p>
          </table:table-cell>
          <table:table-cell table:style-name="ce20" table:formula="of:=[.E27]/SUM([.F18:.F27])" office:value-type="float" office:value="0.189258312020461" calcext:value-type="float">
            <text:p>0.189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7]*([.I27]-[.H27])+[.H27];2)" office:value-type="float" office:value="0.0318544405206629" calcext:value-type="float">
            <text:p>0.0319</text:p>
          </table:table-cell>
          <table:table-cell table:style-name="ce16" table:formula="of:=[.K26]+[.J27]*([.D27]-[.K26])" office:value-type="float" office:value="109.31652898432" calcext:value-type="float">
            <text:p>109.32</text:p>
          </table:table-cell>
          <table:table-cell table:formula="of:=SUM([.F18:.F27])" office:value-type="float" office:value="7.82000000000001" calcext:value-type="float">
            <text:p>7.8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1" calcext:value-type="date">
            <text:p>7/1/2015</text:p>
          </table:table-cell>
          <table:table-cell table:style-name="ce10" office:value-type="float" office:value="107.92" calcext:value-type="float">
            <text:p>107.92</text:p>
          </table:table-cell>
          <table:table-cell table:style-name="ce16" table:formula="of:=ABS([.D28]-[.D18])" office:value-type="float" office:value="0.929999999999993" calcext:value-type="float">
            <text:p>0.93</text:p>
          </table:table-cell>
          <table:table-cell table:style-name="ce16" table:formula="of:=ABS([.D28]-[.D27])" office:value-type="float" office:value="0.850000000000009" calcext:value-type="float">
            <text:p>0.85</text:p>
          </table:table-cell>
          <table:table-cell table:style-name="ce20" table:formula="of:=[.E28]/SUM([.F19:.F28])" office:value-type="float" office:value="0.11111111111111" calcext:value-type="float">
            <text:p>0.111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8]*([.I28]-[.H28])+[.H28];2)" office:value-type="float" office:value="0.0172716748814176" calcext:value-type="float">
            <text:p>0.0173</text:p>
          </table:table-cell>
          <table:table-cell table:style-name="ce16" table:formula="of:=[.K27]+[.J28]*([.D28]-[.K27])" office:value-type="float" office:value="109.292408589741" calcext:value-type="float">
            <text:p>109.29</text:p>
          </table:table-cell>
          <table:table-cell table:formula="of:=SUM([.F19:.F28])" office:value-type="float" office:value="8.37000000000002" calcext:value-type="float">
            <text:p>8.3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2" calcext:value-type="date">
            <text:p>7/2/2015</text:p>
          </table:table-cell>
          <table:table-cell table:style-name="ce10" office:value-type="float" office:value="107.95" calcext:value-type="float">
            <text:p>107.95</text:p>
          </table:table-cell>
          <table:table-cell table:style-name="ce16" table:formula="of:=ABS([.D29]-[.D19])" office:value-type="float" office:value="2.48999999999999" calcext:value-type="float">
            <text:p>2.49</text:p>
          </table:table-cell>
          <table:table-cell table:style-name="ce16" table:formula="of:=ABS([.D29]-[.D28])" office:value-type="float" office:value="0.0300000000000011" calcext:value-type="float">
            <text:p>0.03</text:p>
          </table:table-cell>
          <table:table-cell table:style-name="ce20" table:formula="of:=[.E29]/SUM([.F20:.F29])" office:value-type="float" office:value="0.365638766519822" calcext:value-type="float">
            <text:p>0.365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9]*([.I29]-[.H29])+[.H29];2)" office:value-type="float" office:value="0.0810459528360391" calcext:value-type="float">
            <text:p>0.0810</text:p>
          </table:table-cell>
          <table:table-cell table:style-name="ce16" table:formula="of:=[.K28]+[.J29]*([.D29]-[.K28])" office:value-type="float" office:value="109.18361180649" calcext:value-type="float">
            <text:p>109.18</text:p>
          </table:table-cell>
          <table:table-cell table:formula="of:=SUM([.F20:.F29])" office:value-type="float" office:value="6.81000000000002" calcext:value-type="float">
            <text:p>6.8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6" calcext:value-type="date">
            <text:p>7/6/2015</text:p>
          </table:table-cell>
          <table:table-cell table:style-name="ce10" office:value-type="float" office:value="107.7" calcext:value-type="float">
            <text:p>107.70</text:p>
          </table:table-cell>
          <table:table-cell table:style-name="ce16" table:formula="of:=ABS([.D30]-[.D20])" office:value-type="float" office:value="2.19" calcext:value-type="float">
            <text:p>2.19</text:p>
          </table:table-cell>
          <table:table-cell table:style-name="ce16" table:formula="of:=ABS([.D30]-[.D29])" office:value-type="float" office:value="0.25" calcext:value-type="float">
            <text:p>0.25</text:p>
          </table:table-cell>
          <table:table-cell table:style-name="ce20" table:formula="of:=[.E30]/SUM([.F21:.F30])" office:value-type="float" office:value="0.336405529953916" calcext:value-type="float">
            <text:p>0.336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0]*([.I30]-[.H30])+[.H30];2)" office:value-type="float" office:value="0.0713332753427127" calcext:value-type="float">
            <text:p>0.0713</text:p>
          </table:table-cell>
          <table:table-cell table:style-name="ce16" table:formula="of:=[.K29]+[.J30]*([.D30]-[.K29])" office:value-type="float" office:value="109.077780916996" calcext:value-type="float">
            <text:p>109.08</text:p>
          </table:table-cell>
          <table:table-cell table:formula="of:=SUM([.F21:.F30])" office:value-type="float" office:value="6.51000000000002" calcext:value-type="float">
            <text:p>6.5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7" calcext:value-type="date">
            <text:p>7/7/2015</text:p>
          </table:table-cell>
          <table:table-cell table:style-name="ce10" office:value-type="float" office:value="107.97" calcext:value-type="float">
            <text:p>107.97</text:p>
          </table:table-cell>
          <table:table-cell table:style-name="ce16" table:formula="of:=ABS([.D31]-[.D21])" office:value-type="float" office:value="2.73" calcext:value-type="float">
            <text:p>2.73</text:p>
          </table:table-cell>
          <table:table-cell table:style-name="ce16" table:formula="of:=ABS([.D31]-[.D30])" office:value-type="float" office:value="0.269999999999996" calcext:value-type="float">
            <text:p>0.27</text:p>
          </table:table-cell>
          <table:table-cell table:style-name="ce20" table:formula="of:=[.E31]/SUM([.F22:.F31])" office:value-type="float" office:value="0.457286432160804" calcext:value-type="float">
            <text:p>0.457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1]*([.I31]-[.H31])+[.H31];2)" office:value-type="float" office:value="0.115512568545306" calcext:value-type="float">
            <text:p>0.1155</text:p>
          </table:table-cell>
          <table:table-cell table:style-name="ce16" table:formula="of:=[.K30]+[.J31]*([.D31]-[.K30])" office:value-type="float" office:value="108.949818297888" calcext:value-type="float">
            <text:p>108.95</text:p>
          </table:table-cell>
          <table:table-cell table:formula="of:=SUM([.F22:.F31])" office:value-type="float" office:value="5.97000000000002" calcext:value-type="float">
            <text:p>5.9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8" calcext:value-type="date">
            <text:p>7/8/2015</text:p>
          </table:table-cell>
          <table:table-cell table:style-name="ce10" office:value-type="float" office:value="106.09" calcext:value-type="float">
            <text:p>106.09</text:p>
          </table:table-cell>
          <table:table-cell table:style-name="ce16" table:formula="of:=ABS([.D32]-[.D22])" office:value-type="float" office:value="4.7" calcext:value-type="float">
            <text:p>4.70</text:p>
          </table:table-cell>
          <table:table-cell table:style-name="ce16" table:formula="of:=ABS([.D32]-[.D31])" office:value-type="float" office:value="1.88" calcext:value-type="float">
            <text:p>1.88</text:p>
          </table:table-cell>
          <table:table-cell table:style-name="ce20" table:formula="of:=[.E32]/SUM([.F23:.F32])" office:value-type="float" office:value="0.605670103092783" calcext:value-type="float">
            <text:p>0.605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2]*([.I32]-[.H32])+[.H32];2)" office:value-type="float" office:value="0.18423041552246" calcext:value-type="float">
            <text:p>0.1842</text:p>
          </table:table-cell>
          <table:table-cell table:style-name="ce16" table:formula="of:=[.K31]+[.J32]*([.D32]-[.K31])" office:value-type="float" office:value="108.422952784549" calcext:value-type="float">
            <text:p>108.42</text:p>
          </table:table-cell>
          <table:table-cell table:formula="of:=SUM([.F23:.F32])" office:value-type="float" office:value="7.76000000000001" calcext:value-type="float">
            <text:p>7.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09" calcext:value-type="date">
            <text:p>7/9/2015</text:p>
          </table:table-cell>
          <table:table-cell table:style-name="ce10" office:value-type="float" office:value="106.03" calcext:value-type="float">
            <text:p>106.03</text:p>
          </table:table-cell>
          <table:table-cell table:style-name="ce16" table:formula="of:=ABS([.D33]-[.D23])" office:value-type="float" office:value="4.19" calcext:value-type="float">
            <text:p>4.19</text:p>
          </table:table-cell>
          <table:table-cell table:style-name="ce16" table:formula="of:=ABS([.D33]-[.D32])" office:value-type="float" office:value="0.0600000000000023" calcext:value-type="float">
            <text:p>0.06</text:p>
          </table:table-cell>
          <table:table-cell table:style-name="ce20" table:formula="of:=[.E33]/SUM([.F24:.F33])" office:value-type="float" office:value="0.577931034482758" calcext:value-type="float">
            <text:p>0.577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3]*([.I33]-[.H33])+[.H33];2)" office:value-type="float" office:value="0.170170780343558" calcext:value-type="float">
            <text:p>0.1702</text:p>
          </table:table-cell>
          <table:table-cell table:style-name="ce16" table:formula="of:=[.K32]+[.J33]*([.D33]-[.K32])" office:value-type="float" office:value="108.015742141877" calcext:value-type="float">
            <text:p>108.02</text:p>
          </table:table-cell>
          <table:table-cell table:formula="of:=SUM([.F24:.F33])" office:value-type="float" office:value="7.25000000000001" calcext:value-type="float">
            <text:p>7.2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0" calcext:value-type="date">
            <text:p>7/10/2015</text:p>
          </table:table-cell>
          <table:table-cell table:style-name="ce10" office:value-type="float" office:value="107.65" calcext:value-type="float">
            <text:p>107.65</text:p>
          </table:table-cell>
          <table:table-cell table:style-name="ce16" table:formula="of:=ABS([.D34]-[.D24])" office:value-type="float" office:value="2.34999999999999" calcext:value-type="float">
            <text:p>2.35</text:p>
          </table:table-cell>
          <table:table-cell table:style-name="ce16" table:formula="of:=ABS([.D34]-[.D33])" office:value-type="float" office:value="1.62" calcext:value-type="float">
            <text:p>1.62</text:p>
          </table:table-cell>
          <table:table-cell table:style-name="ce20" table:formula="of:=[.E34]/SUM([.F25:.F34])" office:value-type="float" office:value="0.271676300578034" calcext:value-type="float">
            <text:p>0.271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4]*([.I34]-[.H34])+[.H34];2)" office:value-type="float" office:value="0.0520324199962957" calcext:value-type="float">
            <text:p>0.0520</text:p>
          </table:table-cell>
          <table:table-cell table:style-name="ce16" table:formula="of:=[.K33]+[.J34]*([.D34]-[.K33])" office:value-type="float" office:value="107.996711693141" calcext:value-type="float">
            <text:p>108.00</text:p>
          </table:table-cell>
          <table:table-cell table:formula="of:=SUM([.F25:.F34])" office:value-type="float" office:value="8.65000000000001" calcext:value-type="float">
            <text:p>8.6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3" calcext:value-type="date">
            <text:p>7/13/2015</text:p>
          </table:table-cell>
          <table:table-cell table:style-name="ce10" office:value-type="float" office:value="109.54" calcext:value-type="float">
            <text:p>109.54</text:p>
          </table:table-cell>
          <table:table-cell table:style-name="ce16" table:formula="of:=ABS([.D35]-[.D25])" office:value-type="float" office:value="0.27000000000001" calcext:value-type="float">
            <text:p>0.27</text:p>
          </table:table-cell>
          <table:table-cell table:style-name="ce16" table:formula="of:=ABS([.D35]-[.D34])" office:value-type="float" office:value="1.89" calcext:value-type="float">
            <text:p>1.89</text:p>
          </table:table-cell>
          <table:table-cell table:style-name="ce20" table:formula="of:=[.E35]/SUM([.F26:.F35])" office:value-type="float" office:value="0.0275229357798175" calcext:value-type="float">
            <text:p>0.027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5]*([.I35]-[.H35])+[.H35];2)" office:value-type="float" office:value="0.00657543883189191" calcext:value-type="float">
            <text:p>0.0066</text:p>
          </table:table-cell>
          <table:table-cell table:style-name="ce16" table:formula="of:=[.K34]+[.J35]*([.D35]-[.K34])" office:value-type="float" office:value="108.006859491003" calcext:value-type="float">
            <text:p>108.01</text:p>
          </table:table-cell>
          <table:table-cell table:formula="of:=SUM([.F26:.F35])" office:value-type="float" office:value="9.81" calcext:value-type="float">
            <text:p>9.8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4" calcext:value-type="date">
            <text:p>7/14/2015</text:p>
          </table:table-cell>
          <table:table-cell table:style-name="ce10" office:value-type="float" office:value="110.26" calcext:value-type="float">
            <text:p>110.26</text:p>
          </table:table-cell>
          <table:table-cell table:style-name="ce16" table:formula="of:=ABS([.D36]-[.D26])" office:value-type="float" office:value="3.57000000000001" calcext:value-type="float">
            <text:p>3.57</text:p>
          </table:table-cell>
          <table:table-cell table:style-name="ce16" table:formula="of:=ABS([.D36]-[.D35])" office:value-type="float" office:value="0.719999999999999" calcext:value-type="float">
            <text:p>0.72</text:p>
          </table:table-cell>
          <table:table-cell table:style-name="ce20" table:formula="of:=[.E36]/SUM([.F27:.F36])" office:value-type="float" office:value="0.449056603773586" calcext:value-type="float">
            <text:p>0.449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6]*([.I36]-[.H36])+[.H36];2)" office:value-type="float" office:value="0.112168596052174" calcext:value-type="float">
            <text:p>0.1122</text:p>
          </table:table-cell>
          <table:table-cell table:style-name="ce16" table:formula="of:=[.K35]+[.J36]*([.D36]-[.K35])" office:value-type="float" office:value="108.259591098605" calcext:value-type="float">
            <text:p>108.26</text:p>
          </table:table-cell>
          <table:table-cell table:formula="of:=SUM([.F27:.F36])" office:value-type="float" office:value="7.95" calcext:value-type="float">
            <text:p>7.9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5" calcext:value-type="date">
            <text:p>7/15/2015</text:p>
          </table:table-cell>
          <table:table-cell table:style-name="ce10" office:value-type="float" office:value="110.38" calcext:value-type="float">
            <text:p>110.38</text:p>
          </table:table-cell>
          <table:table-cell table:style-name="ce16" table:formula="of:=ABS([.D37]-[.D27])" office:value-type="float" office:value="3.31" calcext:value-type="float">
            <text:p>3.31</text:p>
          </table:table-cell>
          <table:table-cell table:style-name="ce16" table:formula="of:=ABS([.D37]-[.D36])" office:value-type="float" office:value="0.11999999999999" calcext:value-type="float">
            <text:p>0.12</text:p>
          </table:table-cell>
          <table:table-cell table:style-name="ce20" table:formula="of:=[.E37]/SUM([.F28:.F37])" office:value-type="float" office:value="0.430429128738622" calcext:value-type="float">
            <text:p>0.430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7]*([.I37]-[.H37])+[.H37];2)" office:value-type="float" office:value="0.10478121112895" calcext:value-type="float">
            <text:p>0.1048</text:p>
          </table:table-cell>
          <table:table-cell table:style-name="ce16" table:formula="of:=[.K36]+[.J37]*([.D37]-[.K36])" office:value-type="float" office:value="108.481770111382" calcext:value-type="float">
            <text:p>108.48</text:p>
          </table:table-cell>
          <table:table-cell table:formula="of:=SUM([.F28:.F37])" office:value-type="float" office:value="7.69" calcext:value-type="float">
            <text:p>7.6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6" calcext:value-type="date">
            <text:p>7/16/2015</text:p>
          </table:table-cell>
          <table:table-cell table:style-name="ce10" office:value-type="float" office:value="111.94" calcext:value-type="float">
            <text:p>111.94</text:p>
          </table:table-cell>
          <table:table-cell table:style-name="ce16" table:formula="of:=ABS([.D38]-[.D28])" office:value-type="float" office:value="4.02" calcext:value-type="float">
            <text:p>4.02</text:p>
          </table:table-cell>
          <table:table-cell table:style-name="ce16" table:formula="of:=ABS([.D38]-[.D37])" office:value-type="float" office:value="1.56" calcext:value-type="float">
            <text:p>1.56</text:p>
          </table:table-cell>
          <table:table-cell table:style-name="ce20" table:formula="of:=[.E38]/SUM([.F29:.F38])" office:value-type="float" office:value="0.478571428571429" calcext:value-type="float">
            <text:p>0.478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8]*([.I38]-[.H38])+[.H38];2)" office:value-type="float" office:value="0.12438894669904" calcext:value-type="float">
            <text:p>0.1244</text:p>
          </table:table-cell>
          <table:table-cell table:style-name="ce16" table:formula="of:=[.K37]+[.J38]*([.D38]-[.K37])" office:value-type="float" office:value="108.91193568467" calcext:value-type="float">
            <text:p>108.91</text:p>
          </table:table-cell>
          <table:table-cell table:formula="of:=SUM([.F29:.F38])" office:value-type="float" office:value="8.39999999999999" calcext:value-type="float">
            <text:p>8.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17" calcext:value-type="date">
            <text:p>7/17/2015</text:p>
          </table:table-cell>
          <table:table-cell table:style-name="ce10" office:value-type="float" office:value="113.59" calcext:value-type="float">
            <text:p>113.59</text:p>
          </table:table-cell>
          <table:table-cell table:style-name="ce16" table:formula="of:=ABS([.D39]-[.D29])" office:value-type="float" office:value="5.64" calcext:value-type="float">
            <text:p>5.64</text:p>
          </table:table-cell>
          <table:table-cell table:style-name="ce16" table:formula="of:=ABS([.D39]-[.D38])" office:value-type="float" office:value="1.65000000000001" calcext:value-type="float">
            <text:p>1.65</text:p>
          </table:table-cell>
          <table:table-cell table:style-name="ce20" table:formula="of:=[.E39]/SUM([.F30:.F39])" office:value-type="float" office:value="0.562874251497006" calcext:value-type="float">
            <text:p>0.562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9]*([.I39]-[.H39])+[.H39];2)" office:value-type="float" office:value="0.16277284027387" calcext:value-type="float">
            <text:p>0.1628</text:p>
          </table:table-cell>
          <table:table-cell table:style-name="ce16" table:formula="of:=[.K38]+[.J39]*([.D39]-[.K38])" office:value-type="float" office:value="109.67339750026" calcext:value-type="float">
            <text:p>109.67</text:p>
          </table:table-cell>
          <table:table-cell table:formula="of:=SUM([.F30:.F39])" office:value-type="float" office:value="10.02" calcext:value-type="float">
            <text:p>10.0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0" calcext:value-type="date">
            <text:p>7/20/2015</text:p>
          </table:table-cell>
          <table:table-cell table:style-name="ce10" office:value-type="float" office:value="113.98" calcext:value-type="float">
            <text:p>113.98</text:p>
          </table:table-cell>
          <table:table-cell table:style-name="ce16" table:formula="of:=ABS([.D40]-[.D30])" office:value-type="float" office:value="6.28" calcext:value-type="float">
            <text:p>6.28</text:p>
          </table:table-cell>
          <table:table-cell table:style-name="ce16" table:formula="of:=ABS([.D40]-[.D39])" office:value-type="float" office:value="0.390000000000001" calcext:value-type="float">
            <text:p>0.39</text:p>
          </table:table-cell>
          <table:table-cell table:style-name="ce20" table:formula="of:=[.E40]/SUM([.F31:.F40])" office:value-type="float" office:value="0.618110236220473" calcext:value-type="float">
            <text:p>0.618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0]*([.I40]-[.H40])+[.H40];2)" office:value-type="float" office:value="0.190716969247559" calcext:value-type="float">
            <text:p>0.1907</text:p>
          </table:table-cell>
          <table:table-cell table:style-name="ce16" table:formula="of:=[.K39]+[.J40]*([.D40]-[.K39])" office:value-type="float" office:value="110.494739676765" calcext:value-type="float">
            <text:p>110.49</text:p>
          </table:table-cell>
          <table:table-cell table:formula="of:=SUM([.F31:.F40])" office:value-type="float" office:value="10.16" calcext:value-type="float">
            <text:p>10.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1" calcext:value-type="date">
            <text:p>7/21/2015</text:p>
          </table:table-cell>
          <table:table-cell table:style-name="ce10" office:value-type="float" office:value="113.91" calcext:value-type="float">
            <text:p>113.91</text:p>
          </table:table-cell>
          <table:table-cell table:style-name="ce16" table:formula="of:=ABS([.D41]-[.D31])" office:value-type="float" office:value="5.94" calcext:value-type="float">
            <text:p>5.94</text:p>
          </table:table-cell>
          <table:table-cell table:style-name="ce16" table:formula="of:=ABS([.D41]-[.D40])" office:value-type="float" office:value="0.0700000000000074" calcext:value-type="float">
            <text:p>0.07</text:p>
          </table:table-cell>
          <table:table-cell table:style-name="ce20" table:formula="of:=[.E41]/SUM([.F32:.F41])" office:value-type="float" office:value="0.596385542168674" calcext:value-type="float">
            <text:p>0.596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1]*([.I41]-[.H41])+[.H41];2)" office:value-type="float" office:value="0.179462380192887" calcext:value-type="float">
            <text:p>0.1795</text:p>
          </table:table-cell>
          <table:table-cell table:style-name="ce16" table:formula="of:=[.K40]+[.J41]*([.D41]-[.K40])" office:value-type="float" office:value="111.107650423351" calcext:value-type="float">
            <text:p>111.11</text:p>
          </table:table-cell>
          <table:table-cell table:formula="of:=SUM([.F32:.F41])" office:value-type="float" office:value="9.96000000000001" calcext:value-type="float">
            <text:p>9.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2" calcext:value-type="date">
            <text:p>7/22/2015</text:p>
          </table:table-cell>
          <table:table-cell table:style-name="ce10" office:value-type="float" office:value="112.62" calcext:value-type="float">
            <text:p>112.62</text:p>
          </table:table-cell>
          <table:table-cell table:style-name="ce16" table:formula="of:=ABS([.D42]-[.D32])" office:value-type="float" office:value="6.53" calcext:value-type="float">
            <text:p>6.53</text:p>
          </table:table-cell>
          <table:table-cell table:style-name="ce16" table:formula="of:=ABS([.D42]-[.D41])" office:value-type="float" office:value="1.28999999999999" calcext:value-type="float">
            <text:p>1.29</text:p>
          </table:table-cell>
          <table:table-cell table:style-name="ce20" table:formula="of:=[.E42]/SUM([.F33:.F42])" office:value-type="float" office:value="0.696905016008538" calcext:value-type="float">
            <text:p>0.696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2]*([.I42]-[.H42])+[.H42];2)" office:value-type="float" office:value="0.23440883253015" calcext:value-type="float">
            <text:p>0.2344</text:p>
          </table:table-cell>
          <table:table-cell table:style-name="ce16" table:formula="of:=[.K41]+[.J42]*([.D42]-[.K41])" office:value-type="float" office:value="111.462158521991" calcext:value-type="float">
            <text:p>111.46</text:p>
          </table:table-cell>
          <table:table-cell table:formula="of:=SUM([.F33:.F42])" office:value-type="float" office:value="9.37" calcext:value-type="float">
            <text:p>9.3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3" calcext:value-type="date">
            <text:p>7/23/2015</text:p>
          </table:table-cell>
          <table:table-cell table:style-name="ce10" office:value-type="float" office:value="112.2" calcext:value-type="float">
            <text:p>112.20</text:p>
          </table:table-cell>
          <table:table-cell table:style-name="ce16" table:formula="of:=ABS([.D43]-[.D33])" office:value-type="float" office:value="6.17" calcext:value-type="float">
            <text:p>6.17</text:p>
          </table:table-cell>
          <table:table-cell table:style-name="ce16" table:formula="of:=ABS([.D43]-[.D42])" office:value-type="float" office:value="0.420000000000002" calcext:value-type="float">
            <text:p>0.42</text:p>
          </table:table-cell>
          <table:table-cell table:style-name="ce20" table:formula="of:=[.E43]/SUM([.F34:.F43])" office:value-type="float" office:value="0.634121274409044" calcext:value-type="float">
            <text:p>0.634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3]*([.I43]-[.H43])+[.H43];2)" office:value-type="float" office:value="0.199230639369504" calcext:value-type="float">
            <text:p>0.1992</text:p>
          </table:table-cell>
          <table:table-cell table:style-name="ce16" table:formula="of:=[.K42]+[.J43]*([.D43]-[.K42])" office:value-type="float" office:value="111.609159151408" calcext:value-type="float">
            <text:p>111.61</text:p>
          </table:table-cell>
          <table:table-cell table:formula="of:=SUM([.F34:.F43])" office:value-type="float" office:value="9.73" calcext:value-type="float">
            <text:p>9.7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4" calcext:value-type="date">
            <text:p>7/24/2015</text:p>
          </table:table-cell>
          <table:table-cell table:style-name="ce10" office:value-type="float" office:value="111.1" calcext:value-type="float">
            <text:p>111.10</text:p>
          </table:table-cell>
          <table:table-cell table:style-name="ce16" table:formula="of:=ABS([.D44]-[.D34])" office:value-type="float" office:value="3.44999999999999" calcext:value-type="float">
            <text:p>3.45</text:p>
          </table:table-cell>
          <table:table-cell table:style-name="ce16" table:formula="of:=ABS([.D44]-[.D43])" office:value-type="float" office:value="1.10000000000001" calcext:value-type="float">
            <text:p>1.10</text:p>
          </table:table-cell>
          <table:table-cell table:style-name="ce20" table:formula="of:=[.E44]/SUM([.F35:.F44])" office:value-type="float" office:value="0.37459283387622" calcext:value-type="float">
            <text:p>0.374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4]*([.I44]-[.H44])+[.H44];2)" office:value-type="float" office:value="0.0841449010915833" calcext:value-type="float">
            <text:p>0.0841</text:p>
          </table:table-cell>
          <table:table-cell table:style-name="ce16" table:formula="of:=[.K43]+[.J44]*([.D44]-[.K43])" office:value-type="float" office:value="111.566316004973" calcext:value-type="float">
            <text:p>111.57</text:p>
          </table:table-cell>
          <table:table-cell table:formula="of:=SUM([.F35:.F44])" office:value-type="float" office:value="9.21000000000001" calcext:value-type="float">
            <text:p>9.2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7" calcext:value-type="date">
            <text:p>7/27/2015</text:p>
          </table:table-cell>
          <table:table-cell table:style-name="ce10" office:value-type="float" office:value="110.18" calcext:value-type="float">
            <text:p>110.18</text:p>
          </table:table-cell>
          <table:table-cell table:style-name="ce16" table:formula="of:=ABS([.D45]-[.D35])" office:value-type="float" office:value="0.640000000000001" calcext:value-type="float">
            <text:p>0.64</text:p>
          </table:table-cell>
          <table:table-cell table:style-name="ce16" table:formula="of:=ABS([.D45]-[.D44])" office:value-type="float" office:value="0.919999999999988" calcext:value-type="float">
            <text:p>0.92</text:p>
          </table:table-cell>
          <table:table-cell table:style-name="ce20" table:formula="of:=[.E45]/SUM([.F36:.F45])" office:value-type="float" office:value="0.0776699029126215" calcext:value-type="float">
            <text:p>0.077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5]*([.I45]-[.H45])+[.H45];2)" office:value-type="float" office:value="0.0123843741116846" calcext:value-type="float">
            <text:p>0.0124</text:p>
          </table:table-cell>
          <table:table-cell table:style-name="ce16" table:formula="of:=[.K44]+[.J45]*([.D45]-[.K44])" office:value-type="float" office:value="111.54914734893" calcext:value-type="float">
            <text:p>111.55</text:p>
          </table:table-cell>
          <table:table-cell table:formula="of:=SUM([.F36:.F45])" office:value-type="float" office:value="8.24" calcext:value-type="float">
            <text:p>8.2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8" calcext:value-type="date">
            <text:p>7/28/2015</text:p>
          </table:table-cell>
          <table:table-cell table:style-name="ce10" office:value-type="float" office:value="111.13" calcext:value-type="float">
            <text:p>111.13</text:p>
          </table:table-cell>
          <table:table-cell table:style-name="ce16" table:formula="of:=ABS([.D46]-[.D36])" office:value-type="float" office:value="0.86999999999999" calcext:value-type="float">
            <text:p>0.87</text:p>
          </table:table-cell>
          <table:table-cell table:style-name="ce16" table:formula="of:=ABS([.D46]-[.D45])" office:value-type="float" office:value="0.949999999999989" calcext:value-type="float">
            <text:p>0.95</text:p>
          </table:table-cell>
          <table:table-cell table:style-name="ce20" table:formula="of:=[.E46]/SUM([.F37:.F46])" office:value-type="float" office:value="0.102715466351829" calcext:value-type="float">
            <text:p>0.102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6]*([.I46]-[.H46])+[.H46];2)" office:value-type="float" office:value="0.0159684423618732" calcext:value-type="float">
            <text:p>0.0160</text:p>
          </table:table-cell>
          <table:table-cell table:style-name="ce16" table:formula="of:=[.K45]+[.J46]*([.D46]-[.K45])" office:value-type="float" office:value="111.542454218648" calcext:value-type="float">
            <text:p>111.54</text:p>
          </table:table-cell>
          <table:table-cell table:formula="of:=SUM([.F37:.F46])" office:value-type="float" office:value="8.46999999999999" calcext:value-type="float">
            <text:p>8.4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29" calcext:value-type="date">
            <text:p>7/29/2015</text:p>
          </table:table-cell>
          <table:table-cell table:style-name="ce10" office:value-type="float" office:value="111.55" calcext:value-type="float">
            <text:p>111.55</text:p>
          </table:table-cell>
          <table:table-cell table:style-name="ce16" table:formula="of:=ABS([.D47]-[.D37])" office:value-type="float" office:value="1.17" calcext:value-type="float">
            <text:p>1.17</text:p>
          </table:table-cell>
          <table:table-cell table:style-name="ce16" table:formula="of:=ABS([.D47]-[.D46])" office:value-type="float" office:value="0.420000000000002" calcext:value-type="float">
            <text:p>0.42</text:p>
          </table:table-cell>
          <table:table-cell table:style-name="ce20" table:formula="of:=[.E47]/SUM([.F38:.F47])" office:value-type="float" office:value="0.133409350057013" calcext:value-type="float">
            <text:p>0.133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7]*([.I47]-[.H47])+[.H47];2)" office:value-type="float" office:value="0.0209811287689969" calcext:value-type="float">
            <text:p>0.0210</text:p>
          </table:table-cell>
          <table:table-cell table:style-name="ce16" table:formula="of:=[.K46]+[.J47]*([.D47]-[.K46])" office:value-type="float" office:value="111.542612537658" calcext:value-type="float">
            <text:p>111.54</text:p>
          </table:table-cell>
          <table:table-cell table:formula="of:=SUM([.F38:.F47])" office:value-type="float" office:value="8.77" calcext:value-type="float">
            <text:p>8.7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30" calcext:value-type="date">
            <text:p>7/30/2015</text:p>
          </table:table-cell>
          <table:table-cell table:style-name="ce10" office:value-type="float" office:value="112.08" calcext:value-type="float">
            <text:p>112.08</text:p>
          </table:table-cell>
          <table:table-cell table:style-name="ce16" table:formula="of:=ABS([.D48]-[.D38])" office:value-type="float" office:value="0.140000000000001" calcext:value-type="float">
            <text:p>0.14</text:p>
          </table:table-cell>
          <table:table-cell table:style-name="ce16" table:formula="of:=ABS([.D48]-[.D47])" office:value-type="float" office:value="0.530000000000001" calcext:value-type="float">
            <text:p>0.53</text:p>
          </table:table-cell>
          <table:table-cell table:style-name="ce20" table:formula="of:=[.E48]/SUM([.F39:.F48])" office:value-type="float" office:value="0.0180878552971577" calcext:value-type="float">
            <text:p>0.018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8]*([.I48]-[.H48])+[.H48];2)" office:value-type="float" office:value="0.00568632737619388" calcext:value-type="float">
            <text:p>0.0057</text:p>
          </table:table-cell>
          <table:table-cell table:style-name="ce16" table:formula="of:=[.K47]+[.J48]*([.D48]-[.K47])" office:value-type="float" office:value="111.545668298697" calcext:value-type="float">
            <text:p>111.55</text:p>
          </table:table-cell>
          <table:table-cell table:formula="of:=SUM([.F39:.F48])" office:value-type="float" office:value="7.74" calcext:value-type="float">
            <text:p>7.7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7-31" calcext:value-type="date">
            <text:p>7/31/2015</text:p>
          </table:table-cell>
          <table:table-cell table:style-name="ce10" office:value-type="float" office:value="111.95" calcext:value-type="float">
            <text:p>111.95</text:p>
          </table:table-cell>
          <table:table-cell table:style-name="ce16" table:formula="of:=ABS([.D49]-[.D39])" office:value-type="float" office:value="1.64" calcext:value-type="float">
            <text:p>1.64</text:p>
          </table:table-cell>
          <table:table-cell table:style-name="ce16" table:formula="of:=ABS([.D49]-[.D48])" office:value-type="float" office:value="0.129999999999995" calcext:value-type="float">
            <text:p>0.13</text:p>
          </table:table-cell>
          <table:table-cell table:style-name="ce20" table:formula="of:=[.E49]/SUM([.F40:.F49])" office:value-type="float" office:value="0.263665594855306" calcext:value-type="float">
            <text:p>0.263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9]*([.I49]-[.H49])+[.H49];2)" office:value-type="float" office:value="0.0498550787047968" calcext:value-type="float">
            <text:p>0.0499</text:p>
          </table:table-cell>
          <table:table-cell table:style-name="ce16" table:formula="of:=[.K48]+[.J49]*([.D49]-[.K48])" office:value-type="float" office:value="111.565826287488" calcext:value-type="float">
            <text:p>111.57</text:p>
          </table:table-cell>
          <table:table-cell table:formula="of:=SUM([.F40:.F49])" office:value-type="float" office:value="6.21999999999999" calcext:value-type="float">
            <text:p>6.2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8-03" calcext:value-type="date">
            <text:p>8/3/2015</text:p>
          </table:table-cell>
          <table:table-cell table:style-name="ce10" office:value-type="float" office:value="111.6" calcext:value-type="float">
            <text:p>111.60</text:p>
          </table:table-cell>
          <table:table-cell table:style-name="ce16" table:formula="of:=ABS([.D50]-[.D40])" office:value-type="float" office:value="2.38000000000001" calcext:value-type="float">
            <text:p>2.38</text:p>
          </table:table-cell>
          <table:table-cell table:style-name="ce16" table:formula="of:=ABS([.D50]-[.D49])" office:value-type="float" office:value="0.350000000000009" calcext:value-type="float">
            <text:p>0.35</text:p>
          </table:table-cell>
          <table:table-cell table:style-name="ce20" table:formula="of:=[.E50]/SUM([.F41:.F50])" office:value-type="float" office:value="0.385113268608416" calcext:value-type="float">
            <text:p>0.385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50]*([.I50]-[.H50])+[.H50];2)" office:value-type="float" office:value="0.0878602461224596" calcext:value-type="float">
            <text:p>0.0879</text:p>
          </table:table-cell>
          <table:table-cell table:style-name="ce16" table:formula="of:=[.K49]+[.J50]*([.D50]-[.K49])" office:value-type="float" office:value="111.56882879828" calcext:value-type="float">
            <text:p>111.57</text:p>
          </table:table-cell>
          <table:table-cell table:formula="of:=SUM([.F41:.F50])" office:value-type="float" office:value="6.17999999999999" calcext:value-type="float">
            <text:p>6.1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 office:value-type="date" office:date-value="2015-08-04" calcext:value-type="date">
            <text:p>8/4/2015</text:p>
          </table:table-cell>
          <table:table-cell table:style-name="ce10" office:value-type="float" office:value="111.39" calcext:value-type="float">
            <text:p>111.39</text:p>
          </table:table-cell>
          <table:table-cell table:style-name="ce16" table:formula="of:=ABS([.D51]-[.D41])" office:value-type="float" office:value="2.52" calcext:value-type="float">
            <text:p>2.52</text:p>
          </table:table-cell>
          <table:table-cell table:style-name="ce16" table:formula="of:=ABS([.D51]-[.D50])" office:value-type="float" office:value="0.209999999999994" calcext:value-type="float">
            <text:p>0.21</text:p>
          </table:table-cell>
          <table:table-cell table:style-name="ce20" table:formula="of:=[.E51]/SUM([.F42:.F51])" office:value-type="float" office:value="0.398734177215191" calcext:value-type="float">
            <text:p>0.39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51]*([.I51]-[.H51])+[.H51];2)" office:value-type="float" office:value="0.0927897671085491" calcext:value-type="float">
            <text:p>0.0928</text:p>
          </table:table-cell>
          <table:table-cell table:style-name="ce16" table:formula="of:=[.K50]+[.J51]*([.D51]-[.K50])" office:value-type="float" office:value="111.552235315735" calcext:value-type="float">
            <text:p>111.55</text:p>
          </table:table-cell>
          <table:table-cell table:formula="of:=SUM([.F42:.F51])" office:value-type="float" office:value="6.31999999999998" calcext:value-type="float">
            <text:p>6.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date" office:date-value="2015-08-05" calcext:value-type="date">
            <text:p>8/5/2015</text:p>
          </table:table-cell>
          <table:table-cell table:style-name="ce11" office:value-type="float" office:value="112.25" calcext:value-type="float">
            <text:p>112.25</text:p>
          </table:table-cell>
          <table:table-cell table:style-name="ce17" table:formula="of:=ABS([.D52]-[.D42])" office:value-type="float" office:value="0.370000000000005" calcext:value-type="float">
            <text:p>0.37</text:p>
          </table:table-cell>
          <table:table-cell table:style-name="ce17" table:formula="of:=ABS([.D52]-[.D51])" office:value-type="float" office:value="0.859999999999999" calcext:value-type="float">
            <text:p>0.86</text:p>
          </table:table-cell>
          <table:table-cell table:style-name="ce21" table:formula="of:=[.E52]/SUM([.F43:.F52])" office:value-type="float" office:value="0.062818336162989" calcext:value-type="float">
            <text:p>0.0628</text:p>
          </table:table-cell>
          <table:table-cell table:style-name="ce24" table:formula="of:=2/(30+1)" office:value-type="float" office:value="0.0645161290322581" calcext:value-type="float">
            <text:p>0.06452</text:p>
          </table:table-cell>
          <table:table-cell table:style-name="ce24" table:formula="of:=2/(2+1)" office:value-type="float" office:value="0.666666666666667" calcext:value-type="float">
            <text:p>0.66667</text:p>
          </table:table-cell>
          <table:table-cell table:style-name="ce21" table:formula="of:=POWER([.G52]*([.I52]-[.H52])+[.H52];2)" office:value-type="float" office:value="0.0104739307981402" calcext:value-type="float">
            <text:p>0.0105</text:p>
          </table:table-cell>
          <table:table-cell table:style-name="ce17" table:formula="of:=[.K51]+[.J52]*([.D52]-[.K51])" office:value-type="float" office:value="111.559543654752" calcext:value-type="float">
            <text:p>111.56</text:p>
          </table:table-cell>
          <table:table-cell table:formula="of:=SUM([.F43:.F52])" office:value-type="float" office:value="5.88999999999999" calcext:value-type="float">
            <text:p>5.89</text:p>
          </table:table-cell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4" number:min-integer-digits="1"/>
    </number:number-style>
    <number:number-style style:name="N148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3:10:01.999593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ma" style:display-name="PageStyle_ka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Hill</meta:initial-creator>
    <meta:creation-date>2010-03-23T14:59:04</meta:creation-date>
    <dc:creator>Filippo Fratoni</dc:creator>
    <dc:date>2015-11-06T13:45:50.771085113</dc:date>
    <meta:generator>LibreOffice/4.2.8.2$Linux_x86 LibreOffice_project/420m0$Build-2</meta:generator>
    <meta:editing-duration>PT2M8S</meta:editing-duration>
    <meta:editing-cycles>4</meta:editing-cycles>
    <meta:document-statistic meta:table-count="1" meta:cell-count="437" meta:object-count="0"/>
  </office:meta>
</office:document-meta>
</file>